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Hello Instructor Cross,</text:span></text:p>
      <text:p text:style-name="P1"><text:span text:style-name="T1"/></text:p>
      <text:p text:style-name="P1"><text:span text:style-name="T1">.2em (3px) barely moved the indent on my screen a single character, so I used .9em.</text:span></text:p>
      <text:p text:style-name="P1"><text:span text:style-name="T1">Also, the instructions appeared to specificy background color on the link hover. For aesethetics, I used the color property instea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